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736in"/>
    </style:style>
    <style:style style:name="Table12.C" style:family="table-column">
      <style:table-column-properties style:column-width="0.6639in"/>
    </style:style>
    <style:style style:name="Table12.D" style:family="table-column">
      <style:table-column-properties style:column-width="2.796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1.1215in"/>
    </style:style>
    <style:style style:name="Table5.B" style:family="table-column">
      <style:table-column-properties style:column-width="5.801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1.1215in"/>
    </style:style>
    <style:style style:name="Table14.B" style:family="table-column">
      <style:table-column-properties style:column-width="5.801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29in" table:align="left"/>
    </style:style>
    <style:style style:name="Table15.A" style:family="table-column">
      <style:table-column-properties style:column-width="1.1215in"/>
    </style:style>
    <style:style style:name="Table15.B" style:family="table-column">
      <style:table-column-properties style:column-width="5.801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ba1ae0" officeooo:paragraph-rsid="019a4ae1"/>
    </style:style>
    <style:style style:name="P2" style:family="paragraph" style:parent-style-name="Text_20_body">
      <style:text-properties officeooo:rsid="019a4ae1" officeooo:paragraph-rsid="019a4ae1"/>
    </style:style>
    <style:style style:name="P3" style:family="paragraph" style:parent-style-name="Standard">
      <style:text-properties fo:font-size="12pt" fo:font-weight="normal" officeooo:rsid="01ce4d05" officeooo:paragraph-rsid="01d0f11e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1ce4d05" officeooo:paragraph-rsid="01d2d6f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1d667ad" officeooo:paragraph-rsid="01d667a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1d94a18" officeooo:paragraph-rsid="01d98ff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1db64f5" officeooo:paragraph-rsid="01dd24e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1dd24e8" officeooo:paragraph-rsid="01dd24e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1e83b88" officeooo:paragraph-rsid="01e83b8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1def056" officeooo:paragraph-rsid="01def05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1e83b88" officeooo:paragraph-rsid="01e83b88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rsid="01d0f11e" officeooo:paragraph-rsid="01d98fff"/>
    </style:style>
    <style:style style:name="P13" style:family="paragraph" style:parent-style-name="Standard">
      <style:text-properties officeooo:rsid="01d98fff" officeooo:paragraph-rsid="01d98fff"/>
    </style:style>
    <style:style style:name="P14" style:family="paragraph" style:parent-style-name="Text_20_body">
      <style:text-properties officeooo:rsid="01cd7cf4" officeooo:paragraph-rsid="01cd7cf4"/>
    </style:style>
    <style:style style:name="P15" style:family="paragraph" style:parent-style-name="Text_20_body">
      <style:text-properties fo:font-size="12pt" fo:font-weight="normal" officeooo:rsid="01cd7cf4" officeooo:paragraph-rsid="01cd7cf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1ce4d05" officeooo:paragraph-rsid="01cecaf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1ce4d05" officeooo:paragraph-rsid="01d1fd16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rsid="01ce4d05" officeooo:paragraph-rsid="01d2d6fd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1ce4d05" officeooo:paragraph-rsid="01d4631f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1d2d6fd" officeooo:paragraph-rsid="01d2d6fd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1d94a18" officeooo:paragraph-rsid="01d94a18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1d94a18" officeooo:paragraph-rsid="01d98fff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bold" officeooo:rsid="01ce4d05" officeooo:paragraph-rsid="01d1fd16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size="12pt" fo:font-weight="bold" officeooo:rsid="01ce4d05" officeooo:paragraph-rsid="01d2db91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12pt" fo:font-weight="bold" officeooo:rsid="01d82cc0" officeooo:paragraph-rsid="01d82cc0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size="12pt" fo:font-weight="bold" officeooo:rsid="01d98fff" officeooo:paragraph-rsid="01d98fff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size="12pt" fo:font-weight="bold" officeooo:rsid="01d1fd16" officeooo:paragraph-rsid="01d1fd16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text-properties officeooo:paragraph-rsid="01d1fd16"/>
    </style:style>
    <style:style style:name="P30" style:family="paragraph" style:parent-style-name="Text_20_body">
      <style:text-properties officeooo:rsid="01d2db91" officeooo:paragraph-rsid="01d2db91"/>
    </style:style>
    <style:style style:name="P31" style:family="paragraph" style:parent-style-name="Text_20_body">
      <style:text-properties officeooo:paragraph-rsid="01d4631f"/>
    </style:style>
    <style:style style:name="P32" style:family="paragraph" style:parent-style-name="Text_20_body">
      <style:text-properties officeooo:rsid="01d6963f" officeooo:paragraph-rsid="01ea2b83"/>
    </style:style>
    <style:style style:name="P33" style:family="paragraph" style:parent-style-name="Table_20_Contents">
      <style:text-properties fo:font-size="12pt" officeooo:rsid="01d82cc0" officeooo:paragraph-rsid="01d82cc0" style:font-size-asian="12pt" style:font-size-complex="12pt"/>
    </style:style>
    <style:style style:name="P34" style:family="paragraph" style:parent-style-name="Table_20_Contents">
      <style:text-properties fo:font-size="12pt" officeooo:rsid="01d838eb" officeooo:paragraph-rsid="01d838eb" style:font-size-asian="12pt" style:font-size-complex="12pt"/>
    </style:style>
    <style:style style:name="P35" style:family="paragraph" style:parent-style-name="Table_20_Contents">
      <style:text-properties fo:font-size="12pt" officeooo:rsid="01d94a18" officeooo:paragraph-rsid="01d94a18" style:font-size-asian="12pt" style:font-size-complex="12pt"/>
    </style:style>
    <style:style style:name="P36" style:family="paragraph" style:parent-style-name="Table_20_Contents">
      <style:text-properties fo:font-size="12pt" officeooo:rsid="01def056" officeooo:paragraph-rsid="01def056" style:font-size-asian="12pt" style:font-size-complex="12pt"/>
    </style:style>
    <style:style style:name="P37" style:family="paragraph" style:parent-style-name="Table_20_Contents">
      <style:text-properties fo:font-size="12pt" officeooo:rsid="01dff230" officeooo:paragraph-rsid="01dff230" style:font-size-asian="12pt" style:font-size-complex="12pt"/>
    </style:style>
    <style:style style:name="P38" style:family="paragraph" style:parent-style-name="Table_20_Contents">
      <style:text-properties fo:font-size="12pt" officeooo:rsid="01dff230" officeooo:paragraph-rsid="01e83b88" style:font-size-asian="12pt" style:font-size-complex="12pt"/>
    </style:style>
    <style:style style:name="P39" style:family="paragraph" style:parent-style-name="Table_20_Contents">
      <style:text-properties fo:font-size="12pt" officeooo:rsid="01e83b88" officeooo:paragraph-rsid="01e83b88" style:font-size-asian="12pt" style:font-size-complex="12pt"/>
    </style:style>
    <style:style style:name="P40" style:family="paragraph" style:parent-style-name="Table_20_Contents">
      <style:text-properties fo:font-size="12pt" officeooo:rsid="01ea2b83" officeooo:paragraph-rsid="01ea2b83" style:font-size-asian="12pt" style:font-size-complex="12pt"/>
    </style:style>
    <style:style style:name="P41" style:family="paragraph" style:parent-style-name="Table_20_Contents">
      <style:text-properties fo:font-size="12pt" officeooo:rsid="01eb0ee9" officeooo:paragraph-rsid="01eb0ee9" style:font-size-asian="12pt" style:font-size-complex="12pt"/>
    </style:style>
    <style:style style:name="P42" style:family="paragraph" style:parent-style-name="Table_20_Contents">
      <style:text-properties style:font-name="Liberation Mono" fo:font-size="10pt" officeooo:rsid="01cecaf8" officeooo:paragraph-rsid="01d1fd16" style:font-size-asian="8.75pt" style:font-size-complex="10pt"/>
    </style:style>
    <style:style style:name="P43" style:family="paragraph" style:parent-style-name="Table_20_Contents">
      <style:text-properties style:font-name="Liberation Mono" fo:font-size="10pt" officeooo:rsid="01cecaf8" officeooo:paragraph-rsid="01d2d6fd" style:font-size-asian="8.75pt" style:font-size-complex="10pt"/>
    </style:style>
    <style:style style:name="P44" style:family="paragraph" style:parent-style-name="Table_20_Contents">
      <style:text-properties style:font-name="Liberation Mono" fo:font-size="10pt" officeooo:rsid="01cecaf8" officeooo:paragraph-rsid="01d4631f" style:font-size-asian="8.75pt" style:font-size-complex="10pt"/>
    </style:style>
    <style:style style:name="P45" style:family="paragraph" style:parent-style-name="Table_20_Contents">
      <style:text-properties style:font-name="Liberation Mono" fo:font-size="10pt" officeooo:rsid="01cecaf8" officeooo:paragraph-rsid="01d5693e" style:font-size-asian="8.75pt" style:font-size-complex="10pt"/>
    </style:style>
    <style:style style:name="P46" style:family="paragraph" style:parent-style-name="Table_20_Contents">
      <style:text-properties style:font-name="Liberation Mono" fo:font-size="10pt" officeooo:rsid="01cecaf8" officeooo:paragraph-rsid="01d667ad" style:font-size-asian="8.75pt" style:font-size-complex="10pt"/>
    </style:style>
    <style:style style:name="P47" style:family="paragraph" style:parent-style-name="Table_20_Contents">
      <style:text-properties style:font-name="Liberation Mono" fo:font-size="10pt" officeooo:rsid="01cecaf8" officeooo:paragraph-rsid="01d98fff" style:font-size-asian="8.75pt" style:font-size-complex="10pt"/>
    </style:style>
    <style:style style:name="P48" style:family="paragraph" style:parent-style-name="Table_20_Contents">
      <style:text-properties style:font-name="Liberation Mono" fo:font-size="10pt" officeooo:rsid="01cecaf8" officeooo:paragraph-rsid="01db2396" style:font-size-asian="8.75pt" style:font-size-complex="10pt"/>
    </style:style>
    <style:style style:name="P49" style:family="paragraph" style:parent-style-name="Table_20_Contents">
      <style:text-properties style:font-name="Liberation Mono" fo:font-size="10pt" officeooo:rsid="01d1fd16" officeooo:paragraph-rsid="01d1fd16" style:font-size-asian="8.75pt" style:font-size-complex="10pt"/>
    </style:style>
    <style:style style:name="P50" style:family="paragraph" style:parent-style-name="Table_20_Contents">
      <style:text-properties style:font-name="Liberation Mono" fo:font-size="10pt" officeooo:rsid="01d1fd16" officeooo:paragraph-rsid="01d2d6fd" style:font-size-asian="8.75pt" style:font-size-complex="10pt"/>
    </style:style>
    <style:style style:name="P51" style:family="paragraph" style:parent-style-name="Table_20_Contents">
      <style:text-properties style:font-name="Liberation Mono" fo:font-size="10pt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53" style:family="paragraph" style:parent-style-name="Table_20_Contents">
      <style:text-properties style:font-name="Liberation Mono" fo:font-size="10pt" officeooo:rsid="01def056" officeooo:paragraph-rsid="01def056" style:font-size-asian="10pt" style:font-size-complex="10pt"/>
    </style:style>
    <style:style style:name="P54" style:family="paragraph" style:parent-style-name="Table_20_Contents">
      <style:text-properties style:font-name="Liberation Mono" fo:font-size="10pt" officeooo:rsid="01def056" officeooo:paragraph-rsid="01dff230" style:font-size-asian="10pt" style:font-size-complex="10pt"/>
    </style:style>
    <style:style style:name="P55" style:family="paragraph" style:parent-style-name="Table_20_Contents">
      <style:text-properties style:font-name="Liberation Serif" fo:font-size="12pt" officeooo:rsid="01e83b88" officeooo:paragraph-rsid="01e83b88" style:font-size-asian="12pt" style:font-size-complex="12pt"/>
    </style:style>
    <style:style style:name="P56" style:family="paragraph" style:parent-style-name="Table_20_Contents">
      <style:text-properties style:font-name="Liberation Serif" fo:font-size="12pt" officeooo:rsid="01def056" officeooo:paragraph-rsid="01e83b88" style:font-size-asian="12pt" style:font-size-complex="12pt"/>
    </style:style>
    <style:style style:name="P57" style:family="paragraph" style:parent-style-name="Table_20_Contents">
      <style:text-properties style:font-name="Liberation Serif" fo:font-size="12pt" officeooo:rsid="01ea2b83" officeooo:paragraph-rsid="01ea2b83" style:font-size-asian="12pt" style:font-size-complex="12pt"/>
    </style:style>
    <style:style style:name="P58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59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60" style:family="paragraph" style:parent-style-name="Heading_20_2">
      <style:text-properties fo:font-size="14pt" style:font-size-asian="14pt" style:font-size-complex="14pt"/>
    </style:style>
    <style:style style:name="P61" style:family="paragraph" style:parent-style-name="Heading_20_2">
      <style:text-properties fo:font-size="14pt" officeooo:rsid="01c97a1f" officeooo:paragraph-rsid="01c97a1f" style:font-size-asian="14pt" style:font-size-complex="14pt"/>
    </style:style>
    <style:style style:name="P62" style:family="paragraph" style:parent-style-name="Heading_20_2">
      <style:text-properties fo:font-size="14pt" officeooo:paragraph-rsid="01d98fff" style:font-size-asian="14pt" style:font-size-complex="14pt"/>
    </style:style>
    <style:style style:name="P63" style:family="paragraph" style:parent-style-name="Heading_20_2">
      <style:text-properties fo:font-size="14pt" officeooo:paragraph-rsid="01e83b88" style:font-size-asian="14pt" style:font-size-complex="14pt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style:font-name="Liberation Serif" fo:font-size="12pt" officeooo:rsid="00be606b" style:font-size-asian="10.5pt" style:font-size-complex="12pt"/>
    </style:style>
    <style:style style:name="T3" style:family="text">
      <style:text-properties style:font-name="Liberation Serif" fo:font-size="12pt" officeooo:rsid="019422e1" style:font-size-asian="10.5pt" style:font-size-complex="12pt"/>
    </style:style>
    <style:style style:name="T4" style:family="text">
      <style:text-properties style:font-name="Liberation Serif" fo:font-size="12pt" officeooo:rsid="019a4cb8" style:font-size-asian="10.5pt" style:font-size-complex="12pt"/>
    </style:style>
    <style:style style:name="T5" style:family="text">
      <style:text-properties style:font-name="Liberation Serif" fo:font-size="12pt" officeooo:rsid="01c97a1f" style:font-size-asian="10.5pt" style:font-size-complex="12pt"/>
    </style:style>
    <style:style style:name="T6" style:family="text">
      <style:text-properties style:font-name="Liberation Serif" fo:font-size="12pt" officeooo:rsid="01cd15aa" style:font-size-asian="10.5pt" style:font-size-complex="12pt"/>
    </style:style>
    <style:style style:name="T7" style:family="text">
      <style:text-properties style:font-name="Liberation Serif" fo:font-size="12pt" officeooo:rsid="01ce3796" style:font-size-asian="10.5pt" style:font-size-complex="12pt"/>
    </style:style>
    <style:style style:name="T8" style:family="text">
      <style:text-properties style:font-name="Liberation Serif" style:font-size-asian="10.5pt"/>
    </style:style>
    <style:style style:name="T9" style:family="text">
      <style:text-properties officeooo:rsid="00a27f03"/>
    </style:style>
    <style:style style:name="T10" style:family="text">
      <style:text-properties officeooo:rsid="00a8bc8b"/>
    </style:style>
    <style:style style:name="T11" style:family="text">
      <style:text-properties officeooo:rsid="00ba1ae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dd24e8" style:font-weight-asian="bold" style:font-weight-complex="bold"/>
    </style:style>
    <style:style style:name="T14" style:family="text">
      <style:text-properties officeooo:rsid="01ce4d05"/>
    </style:style>
    <style:style style:name="T15" style:family="text">
      <style:text-properties officeooo:rsid="01cecaf8"/>
    </style:style>
    <style:style style:name="T16" style:family="text">
      <style:text-properties officeooo:rsid="01d1fd16"/>
    </style:style>
    <style:style style:name="T17" style:family="text">
      <style:text-properties officeooo:rsid="01d2db91"/>
    </style:style>
    <style:style style:name="T18" style:family="text">
      <style:text-properties officeooo:rsid="01d4631f"/>
    </style:style>
    <style:style style:name="T19" style:family="text">
      <style:text-properties officeooo:rsid="01d5693e"/>
    </style:style>
    <style:style style:name="T20" style:family="text">
      <style:text-properties officeooo:rsid="01d667ad"/>
    </style:style>
    <style:style style:name="T21" style:family="text">
      <style:text-properties officeooo:rsid="01d82cc0"/>
    </style:style>
    <style:style style:name="T22" style:family="text">
      <style:text-properties officeooo:rsid="01d94a18"/>
    </style:style>
    <style:style style:name="T23" style:family="text">
      <style:text-properties officeooo:rsid="01d98fff"/>
    </style:style>
    <style:style style:name="T24" style:family="text">
      <style:text-properties officeooo:rsid="01db2396"/>
    </style:style>
    <style:style style:name="T25" style:family="text">
      <style:text-properties officeooo:rsid="01db64f5"/>
    </style:style>
    <style:style style:name="T26" style:family="text">
      <style:text-properties officeooo:rsid="01dd24e8"/>
    </style:style>
    <style:style style:name="T27" style:family="text">
      <style:text-properties officeooo:rsid="01def056"/>
    </style:style>
    <style:style style:name="T28" style:family="text">
      <style:text-properties officeooo:rsid="01e1dcfc"/>
    </style:style>
    <style:style style:name="T29" style:family="text">
      <style:text-properties officeooo:rsid="01e57a4d"/>
    </style:style>
    <style:style style:name="T30" style:family="text">
      <style:text-properties officeooo:rsid="01e8060e"/>
    </style:style>
    <style:style style:name="T31" style:family="text">
      <style:text-properties officeooo:rsid="01ea2b8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CST<text:span text:style-name="T9">0006</text:span> – <text:span text:style-name="T11">Computer Programming Foundations</text:span></text:h>
      <text:h text:style-name="P59" text:outline-level="2">INTRODUCTION <text:span text:style-name="T10">to WEEK09</text:span></text:h>
      <text:p text:style-name="P1"><text:span text:style-name="T2">In this lecture and lab section we are going to </text:span><text:span text:style-name="T6">learn</text:span><text:span text:style-name="T3"> about </text:span><text:span text:style-name="T5">the different ways to take input and give output from programs in various different ways.</text:span><text:span text:style-name="T3"> <text:s/>Most programs you write will </text:span><text:span text:style-name="T5">require</text:span><text:span text:style-name="T3"> </text:span><text:span text:style-name="T5">some type of input or output or even both</text:span><text:span text:style-name="T3">. <text:s/></text:span><text:span text:style-name="T7">We will also be learning about data structures and different ways to search and sort through data.</text:span></text:p>
      <text:p text:style-name="P2"><text:span text:style-name="T3">A</text:span><text:span text:style-name="T1">fter this lecture and lab section, you will </text:span><text:span text:style-name="T5">be able to write a program that takes input from a user, a file and is able to format print statements and output to files</text:span><text:span text:style-name="T1">. <text:s/></text:span><text:span text:style-name="T7">You will also have a general understanding of data structures and searching and sorting through collections. </text:span></text:p>
      <text:h text:style-name="P61" text:outline-level="2">Input</text:h>
      <text:p text:style-name="P14"><text:span text:style-name="T4">D</text:span><text:span text:style-name="T1">ata that a program receives is called input. <text:s/>Input can be received by various different methods. <text:s/>It can be typed commands on a keyboard, through files saved somewhere on a hard drive, through information stored in a database. <text:s/>Basically any method that the programming language allows you to send information though. </text:span></text:p>
      <text:p text:style-name="P30"><text:span text:style-name="T1">Python offers the input() function to get text from the keyboard.</text:span></text:p>
      <text:p text:style-name="P23">Python <text:span text:style-name="T17">Input E</text:span>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2">print("How old are you?")</text:p>
            <text:p text:style-name="P42"/>
            <text:p text:style-name="P42">age = input()</text:p>
            <text:p text:style-name="P42"/>
            <text:p text:style-name="P42">print("You are", age)</text:p>
          </table:table-cell>
        </table:table-row>
      </table:table>
      <text:p text:style-name="P17"/>
      <text:p text:style-name="P29">Python’s input statement allows you to pass in a string as an argument, <text:span text:style-name="T16">so you can condense your code.</text:span></text:p>
      <text:p text:style-name="P24">Python <text:span text:style-name="T17">Input E</text:span>xamp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age = input("How old are you?\n")</text:p>
            <text:p text:style-name="P42"/>
            <text:p text:style-name="P42">print("You are", age)</text:p>
          </table:table-cell>
        </table:table-row>
      </table:table>
      <text:p text:style-name="P17"/>
      <text:p text:style-name="P27">Why doesn’t this work?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2">age = input("How old are you?\n")</text:p>
            <text:p text:style-name="P42"/>
            <text:p text:style-name="P49">age = age + 1</text:p>
            <text:p text:style-name="P42"/>
            <text:p text:style-name="P42">print("<text:span text:style-name="T16">Next year you will be</text:span>", age)</text:p>
          </table:table-cell>
        </table:table-row>
      </table:table>
      <text:p text:style-name="P17"/>
      <text:p text:style-name="P17"><text:span text:style-name="T1"/></text:p>
      <text:p text:style-name="P20"><text:soft-page-break/><text:span text:style-name="T8">To fix this error we need to convert the string to an int so we can do mathematical operations on it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3">age = input("How old are you?\n")</text:p>
            <text:p text:style-name="P43"/>
            <text:p text:style-name="P50">age = int(age) + 1</text:p>
            <text:p text:style-name="P43"/>
            <text:p text:style-name="P43">print("<text:span text:style-name="T16">Next year you will be</text:span>", age)</text:p>
          </table:table-cell>
        </table:table-row>
      </table:table>
      <text:p text:style-name="P18"><text:span text:style-name="T8"/></text:p>
      <text:h text:style-name="P61" text:outline-level="2">Output</text:h>
      <text:p text:style-name="P15">Output is data that the program produces. <text:s/>Whether it’s printing on a display, printed paper, files saved to a disk, lights flashing, <text:span text:style-name="T15">sound</text:span> it’s all considered output. <text:s/><text:span text:style-name="T14">Usually before you input data, you need to have an output statement asking a user to input data. <text:s/>Python offers similar formatting that is used with the C style printf() statements.</text:span></text:p>
      <text:p text:style-name="P31">Python Print Example 1 <text:span text:style-name="T19">using commas to separate values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4">age = 15</text:p>
            <text:p text:style-name="P44"/>
            <text:p text:style-name="P44">print("This year you are", age, "<text:span text:style-name="T18">and n</text:span>ext year you will be", age+1)</text:p>
          </table:table-cell>
        </table:table-row>
      </table:table>
      <text:p text:style-name="P19"><text:span text:style-name="T8"/></text:p>
      <text:p text:style-name="P31">Python Print Example <text:span text:style-name="T19">2</text:span> <text:span text:style-name="T19">using string concatenation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4">age = <text:span text:style-name="T18">15</text:span></text:p>
            <text:p text:style-name="P44"/>
            <text:p text:style-name="P44">print("<text:span text:style-name="T18">Next year you will be</text:span>" <text:span text:style-name="T18">+</text:span> " " <text:span text:style-name="T18">+ str(</text:span>age<text:span text:style-name="T18">+1)</text:span>)</text:p>
          </table:table-cell>
        </table:table-row>
      </table:table>
      <text:p text:style-name="P19"><text:span text:style-name="T8"/></text:p>
      <text:p text:style-name="P31">Python Print Example <text:span text:style-name="T19">3</text:span> <text:span text:style-name="T19">using formatting operator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name = "Marty McFly"</text:p>
            <text:p text:style-name="P45">age = 15</text:p>
            <text:p text:style-name="P45"/>
            <text:p text:style-name="P45">print ("My name is %s and I am %d years old" % (name, age))</text:p>
          </table:table-cell>
        </table:table-row>
      </table:table>
      <text:p text:style-name="P19"><text:span text:style-name="T8"/></text:p>
      <text:p text:style-name="P25">Formatting <text:span text:style-name="T22">Output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2">%<text:span text:style-name="T21">c</text:span></text:p>
          </table:table-cell>
          <table:table-cell table:style-name="Table12.A1" office:value-type="string">
            <text:p text:style-name="P33">Character</text:p>
          </table:table-cell>
          <table:table-cell table:style-name="Table12.A1" office:value-type="string">
            <text:p text:style-name="P52">%<text:span text:style-name="T22">5d</text:span></text:p>
          </table:table-cell>
          <table:table-cell table:style-name="Table12.D1" office:value-type="string">
            <text:p text:style-name="P35">Indentation of 5</text:p>
          </table:table-cell>
        </table:table-row>
        <table:table-row>
          <table:table-cell table:style-name="Table12.A2" office:value-type="string">
            <text:p text:style-name="P52">%<text:span text:style-name="T21">s</text:span></text:p>
          </table:table-cell>
          <table:table-cell table:style-name="Table12.A2" office:value-type="string">
            <text:p text:style-name="P33">String</text:p>
          </table:table-cell>
          <table:table-cell table:style-name="Table12.A2" office:value-type="string">
            <text:p text:style-name="P52">%<text:span text:style-name="T22">6.2f</text:span></text:p>
          </table:table-cell>
          <table:table-cell table:style-name="Table12.D2" office:value-type="string">
            <text:p text:style-name="P35">Indentation of 6 + Precision of 2</text:p>
          </table:table-cell>
        </table:table-row>
        <table:table-row>
          <table:table-cell table:style-name="Table12.A2" office:value-type="string">
            <text:p text:style-name="P52">%<text:span text:style-name="T21">d</text:span></text:p>
          </table:table-cell>
          <table:table-cell table:style-name="Table12.A2" office:value-type="string">
            <text:p text:style-name="P33">Integer</text:p>
          </table:table-cell>
          <table:table-cell table:style-name="Table12.A2" office:value-type="string">
            <text:p text:style-name="P52">%<text:span text:style-name="T21">x</text:span></text:p>
          </table:table-cell>
          <table:table-cell table:style-name="Table12.D2" office:value-type="string">
            <text:p text:style-name="P34">Hexadecimal (lowercase)</text:p>
          </table:table-cell>
        </table:table-row>
        <table:table-row>
          <table:table-cell table:style-name="Table12.A2" office:value-type="string">
            <text:p text:style-name="P52">%<text:span text:style-name="T21">f</text:span></text:p>
          </table:table-cell>
          <table:table-cell table:style-name="Table12.A2" office:value-type="string">
            <text:p text:style-name="P33">Floating Point</text:p>
          </table:table-cell>
          <table:table-cell table:style-name="Table12.A2" office:value-type="string">
            <text:p text:style-name="P52">%<text:span text:style-name="T21">X</text:span></text:p>
          </table:table-cell>
          <table:table-cell table:style-name="Table12.D2" office:value-type="string">
            <text:p text:style-name="P34">Hexadecimal (uppercase)</text:p>
          </table:table-cell>
        </table:table-row>
      </table:table>
      <text:p text:style-name="P16"/>
      <text:p text:style-name="P22">Here is a full list of the formatting specifications: <text:tab/><text:a xlink:type="simple" xlink:href="https://docs.python.org/3/library/string.html" text:style-name="Internet_20_link" text:visited-style-name="Visited_20_Internet_20_Link">https://docs.python.org/3/library/string.html</text:a></text:p>
      <text:p text:style-name="P22"/>
      <text:p text:style-name="P22"/>
      <text:p text:style-name="P26"><text:soft-page-break/>Formatting integers and floats example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1">a = 7</text:p>
            <text:p text:style-name="P51">b = 8.343</text:p>
            <text:p text:style-name="P51">c = 45645</text:p>
            <text:p text:style-name="P51"/>
            <text:p text:style-name="P51">print("%6d" % a)</text:p>
            <text:p text:style-name="P51">print("%4.2f" % b)</text:p>
            <text:p text:style-name="P51">print("%6d" % c)</text:p>
          </table:table-cell>
        </table:table-row>
      </table:table>
      <text:p text:style-name="P21"/>
      <text:h text:style-name="P62" text:outline-level="2">File Output</text:h>
      <text:p text:style-name="P13">Just as we can print to the display, we can also output to a file. <text:s/>We need to use the open command to import a file name. <text:s/>The two parameters we use are the file name and how we want to open the file. <text:s/>In this case the ‘w’ is for write.</text:p>
      <text:p text:style-name="P12"/>
      <text:p text:style-name="P28">Opening a file to writ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7">fout = open('<text:span text:style-name="T25">file</text:span>.txt', 'w')</text:p>
            <text:p text:style-name="P47"/>
            <text:p text:style-name="P47">line1 = "I do not like green eggs and ham,\n"</text:p>
            <text:p text:style-name="P47">line2 = "I do not like them Sam I am."</text:p>
            <text:p text:style-name="P47"/>
            <text:p text:style-name="P47">fout.write(line1)</text:p>
            <text:p text:style-name="P47">fout.write(line2)</text:p>
            <text:p text:style-name="P47"/>
            <text:p text:style-name="P47">fout.close()</text:p>
          </table:table-cell>
        </table:table-row>
      </table:table>
      <text:p text:style-name="P6"/>
      <text:h text:style-name="P60" text:outline-level="2">File Input</text:h>
      <text:p text:style-name="Text_20_body">Just as we can <text:span text:style-name="T23">input from the keyboard</text:span>, we can also <text:span text:style-name="T23">input from</text:span> a file. <text:s/>We need to use the open command to import a file<text:span text:style-name="T23">name</text:span>. <text:s/>The two parameters we use are the file name and how we want to open the file. <text:s/>In this case the ‘<text:span text:style-name="T23">r</text:span>’ is for <text:span text:style-name="T23">read</text:span>.</text:p>
      <text:p text:style-name="P28">Opening a file for reading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fin = open('<text:span text:style-name="T24">file</text:span>.txt', 'r')</text:p>
            <text:p text:style-name="P47"/>
            <text:p text:style-name="P47">eggs = fin.read()</text:p>
            <text:p text:style-name="P47"/>
            <text:p text:style-name="P47">print(eggs)</text:p>
            <text:p text:style-name="P47"/>
            <text:p text:style-name="P48">f<text:span text:style-name="T24">in</text:span>.close()</text:p>
          </table:table-cell>
        </table:table-row>
      </table:table>
      <text:p text:style-name="P4"/>
      <text:h text:style-name="Heading_20_2" text:outline-level="2"/>
      <text:p text:style-name="Text_20_body"/>
      <text:p text:style-name="P3"/>
      <text:h text:style-name="P60" text:outline-level="2"><text:soft-page-break/>Data Structures</text:h>
      <text:p text:style-name="P8">Since the study of data structures is a complete course all on its own, we’re only going to barely cover this topic here. <text:s/>I do want you to understand what they are and why they are useful.</text:p>
      <text:p text:style-name="P8"/>
      <text:p text:style-name="P7">Data structures <text:span text:style-name="T26">are built into each programming language. <text:s/></text:span>Data structures are collections of data that allow you to store and manipulate data <text:span text:style-name="T26">held within them. <text:s/>They each </text:span>have <text:span text:style-name="T26">specific </text:span>functionality built into them that allows you to sort, search and manipulate the data held within them e<text:span text:style-name="T26">fficiently.</text:span></text:p>
      <text:p text:style-name="P7"/>
      <text:p text:style-name="P11">Python Specific Data Structures</text:p>
      <text:p text:style-name="P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5">List</text:p>
          </table:table-cell>
          <table:table-cell table:style-name="Table14.B1" office:value-type="string">
            <text:p text:style-name="P39">Similar to an array with the exception that each data member (element) can be a different data type</text:p>
          </table:table-cell>
        </table:table-row>
        <table:table-row>
          <table:table-cell table:style-name="Table14.A2" office:value-type="string">
            <text:p text:style-name="P55">Tuple</text:p>
          </table:table-cell>
          <table:table-cell table:style-name="Table14.B2" office:value-type="string">
            <text:p text:style-name="P39">Similar to lists but is immutable, meaning the values cannot change</text:p>
          </table:table-cell>
        </table:table-row>
        <table:table-row>
          <table:table-cell table:style-name="Table14.A2" office:value-type="string">
            <text:p text:style-name="P55">Dictionary</text:p>
          </table:table-cell>
          <table:table-cell table:style-name="Table14.B2" office:value-type="string">
            <text:p text:style-name="P39">Contains key/value pairs, similar to a database</text:p>
          </table:table-cell>
        </table:table-row>
        <table:table-row>
          <table:table-cell table:style-name="Table14.A2" office:value-type="string">
            <text:p text:style-name="P57">Sets</text:p>
          </table:table-cell>
          <table:table-cell table:style-name="Table14.B2" office:value-type="string">
            <text:p text:style-name="P41">A collection of unordered unique and immutable objects</text:p>
          </table:table-cell>
        </table:table-row>
      </table:table>
      <text:p text:style-name="P9"/>
      <text:p text:style-name="P11"><text:span text:style-name="T31">Examples </text:span>Other Types of Data Structures</text:p>
      <text:p text:style-name="P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5">Array</text:p>
          </table:table-cell>
          <table:table-cell table:style-name="Table15.B1" office:value-type="string">
            <text:p text:style-name="P39">A contiguous set of data elements that are of the same type</text:p>
          </table:table-cell>
        </table:table-row>
        <table:table-row>
          <table:table-cell table:style-name="Table15.A2" office:value-type="string">
            <text:p text:style-name="P55">Linked List</text:p>
          </table:table-cell>
          <table:table-cell table:style-name="Table15.B2" office:value-type="string">
            <text:p text:style-name="P40">A non-contiguous set of data elements each containing a link to the next element</text:p>
          </table:table-cell>
        </table:table-row>
        <table:table-row>
          <table:table-cell table:style-name="Table15.A2" office:value-type="string">
            <text:p text:style-name="P55">Binary Tree</text:p>
          </table:table-cell>
          <table:table-cell table:style-name="Table15.B2" office:value-type="string">
            <text:p text:style-name="P40">A data structure that can be connected to a maximum of two other data elements</text:p>
          </table:table-cell>
        </table:table-row>
        <table:table-row>
          <table:table-cell table:style-name="Table15.A2" office:value-type="string">
            <text:p text:style-name="P55">Hash Table</text:p>
          </table:table-cell>
          <table:table-cell table:style-name="Table15.B2" office:value-type="string">
            <text:p text:style-name="P40">A data structure that retrieves values using keys</text:p>
          </table:table-cell>
        </table:table-row>
      </table:table>
      <text:h text:style-name="P63" text:outline-level="2">Searching and Sorting</text:h>
      <text:p text:style-name="P28">Big-O Notation</text:p>
      <text:p text:style-name="P8">If you study data structures, one of the first things you will hear <text:span text:style-name="T29">talked about </text:span>is “Big-O”. <text:s/>Basically this is just the speed and <text:span text:style-name="T27">efficiency</text:span> of each searching and sorting algorithm <text:span text:style-name="T28">according to the amount of data you are adding. <text:s/>Not all data structures are the same. <text:s/>Some are best suited for their specific tasks, yet may suck at other tasks. <text:s/>If you are tasked with writing a program that deals with large amounts of data, you may want to research and understand which data structures best suit your need.</text:span></text:p>
      <text:p text:style-name="P8"/>
      <text:p text:style-name="P10">Common Examples of Big-O Notation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<draw:frame draw:style-name="fr1" draw:name="Object1" text:anchor-type="as-char" svg:y="-0.152in" svg:width="0.4244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5.B1" office:value-type="string">
            <text:p text:style-name="P36">Constant</text:p>
          </table:table-cell>
        </table:table-row>
        <table:table-row>
          <table:table-cell table:style-name="Table5.A2" office:value-type="string">
            <text:p text:style-name="P53"><draw:frame draw:style-name="fr1" draw:name="Object2" text:anchor-type="as-char" svg:y="-0.152in" svg:width="0.6681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5.B2" office:value-type="string">
            <text:p text:style-name="P37">Logarithmic </text:p>
          </table:table-cell>
        </table:table-row>
        <table:table-row>
          <table:table-cell table:style-name="Table5.A2" office:value-type="string">
            <text:p text:style-name="P53"><draw:frame draw:style-name="fr1" draw:name="Object3" text:anchor-type="as-char" svg:y="-0.152in" svg:width="0.428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5.B2" office:value-type="string">
            <text:p text:style-name="P36">Linear</text:p>
          </table:table-cell>
        </table:table-row>
        <table:table-row>
          <table:table-cell table:style-name="Table5.A2" office:value-type="string">
            <text:p text:style-name="P54"><draw:frame draw:style-name="fr1" draw:name="Object4" text:anchor-type="as-char" svg:y="-0.152in" svg:width="0.7717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B2" office:value-type="string">
            <text:p text:style-name="P37">Log Linear</text:p>
          </table:table-cell>
        </table:table-row>
        <table:table-row>
          <table:table-cell table:style-name="Table5.A2" office:value-type="string">
            <text:p text:style-name="P53"><draw:frame draw:style-name="fr1" draw:name="Object5" text:anchor-type="as-char" svg:y="-0.172in" svg:width="0.4783in" svg:height="0.2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B2" office:value-type="string">
            <text:p text:style-name="P37">Quadratic</text:p>
          </table:table-cell>
        </table:table-row>
        <table:table-row>
          <table:table-cell table:style-name="Table5.A2" office:value-type="string">
            <text:p text:style-name="P53"><draw:frame draw:style-name="fr1" draw:name="Object6" text:anchor-type="as-char" svg:y="-0.172in" svg:width="0.4772in" svg:height="0.21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5.B2" office:value-type="string">
            <text:p text:style-name="P37">Exponential</text:p>
          </table:table-cell>
        </table:table-row>
        <table:table-row>
          <table:table-cell table:style-name="Table5.A2" office:value-type="string">
            <text:p text:style-name="P53"><draw:frame draw:style-name="fr1" draw:name="Object7" text:anchor-type="as-char" svg:y="-0.152in" svg:width="0.5016in" svg:height="0.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5.B2" office:value-type="string">
            <text:p text:style-name="P37">Factorial</text:p>
          </table:table-cell>
        </table:table-row>
      </table:table>
      <text:p text:style-name="P28"><text:soft-page-break/>Bubble Sort <text:span text:style-name="T20">Example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6">def bubble_sort(list):</text:p>
            <text:p text:style-name="P46"><text:s text:c="4"/>length = len(list) - 1 </text:p>
            <text:p text:style-name="P46"><text:s text:c="4"/>for i in range(length):</text:p>
            <text:p text:style-name="P46"><text:s text:c="8"/>for j in range(length):</text:p>
            <text:p text:style-name="P46"><text:s text:c="12"/>if list[j] &gt; list[j+1]:</text:p>
            <text:p text:style-name="P46"><text:s text:c="16"/>list[j], list[j+1] = list[j+1], list[j]</text:p>
            <text:p text:style-name="P46"><text:s text:c="4"/>return list</text:p>
            <text:p text:style-name="P46"/>
            <text:p text:style-name="P46">list = [9,4,5,3,2,6,7,4,3,2]</text:p>
            <text:p text:style-name="P46"/>
            <text:p text:style-name="P46">print(bubble_sort(list))</text:p>
          </table:table-cell>
        </table:table-row>
      </table:table>
      <text:p text:style-name="P5"/>
      <text:p text:style-name="P32"><text:span text:style-name="T13">Building </text:span><text:span text:style-name="T12">Better bubble Sort -</text:span> <text:span text:style-name="T21">S</text:span>ince we know after the first pass, the highest number is going to be to the furthest right-hand side, and on the second pass, we know that the second highest number is going to be next to the highest number on the right-hand side, we can see a pattern. <text:s/></text:p>
      <text:p text:style-name="P32">What can we do to the bubble sort to make this <text:span text:style-name="T30">sorting</text:span> algorithm fast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3-29T10:31:00.631772761</dc:date>
    <meta:editing-duration>P6DT9H40M20S</meta:editing-duration>
    <meta:editing-cycles>147</meta:editing-cycles>
    <dc:creator>Cory Hilliard</dc:creator>
    <meta:document-statistic meta:table-count="15" meta:image-count="0" meta:object-count="7" meta:page-count="5" meta:paragraph-count="127" meta:word-count="1036" meta:character-count="5932" meta:non-whitespace-character-count="4938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log n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n log n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O(2^n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!</mi>
          </mrow>
        </mrow>
        <mo fence="true" stretchy="false">)</mo>
      </mrow>
    </mrow>
    <annotation encoding="StarMath 5.0">O(n!)</annotation>
  </semantics>
</math>
</file>